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style:page-number="1" fo:background-color="#ffffff"/>
    </style:style>
    <style:style style:name="P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justify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justify" style:justify-single-word="false" fo:background-color="#ffffff"/>
      <style:text-properties fo:color="#444444" style:font-name="Helvetica Neue" fo:font-size="10.5pt" style:font-name-asian="Helvetica Neue1" style:font-size-asian="10.5pt" style:font-name-complex="Helvetica Neue1" style:font-size-complex="10.5pt"/>
    </style:style>
    <style:style style:name="P4" style:family="paragraph" style:parent-style-name="Standard">
      <loext:graphic-properties draw:fill="solid" draw:fill-color="#ffffff"/>
      <style:paragraph-properties fo:margin-top="0.1945in" fo:margin-bottom="0.111in" loext:contextual-spacing="false" fo:line-height="100%" fo:text-align="justify" style:justify-single-word="false" fo:background-color="#ffffff"/>
    </style:style>
    <style:style style:name="T1" style:family="text">
      <style:text-properties fo:color="#444444" style:font-name="Helvetica Neue" fo:font-size="12pt" fo:font-weight="bold" style:font-name-asian="Helvetica Neue1" style:font-size-asian="12pt" style:font-weight-asian="bold" style:font-name-complex="Helvetica Neue1" style:font-size-complex="12pt"/>
    </style:style>
    <style:style style:name="T2" style:family="text">
      <style:text-properties fo:color="#444444" style:font-name="Helvetica Neue" fo:font-size="10.5pt" style:font-name-asian="Helvetica Neue1" style:font-size-asian="10.5pt" style:font-name-complex="Helvetica Neue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Úloha </text:span></text:p>
      <text:p text:style-name="P2"><text:span text:style-name="T2">V priečinku s Vašim priezviskom vytvorte ďalšie štyri adresáre s názvami: Domáce úlohy, Referáty, Ťaháky, Písomky. V priečinku Domáce úlohy vytvorte dva súbory MS Word s názvami: matematika.doc,  francuzstina.doc.</text:span></text:p>
      <text:p text:style-name="P2"><text:span text:style-name="T2">V adresári Referáty vytvorte ďalšie adresáre: Slovenský jazyk, Technika administratívy, Prax, Anglický jazyk, Informatika.</text:span></text:p>
      <text:p text:style-name="P2"><text:span text:style-name="T2">V adresári Slovenský jazyk bude uložený súbor Ján_Botto.doc, v ktorom bude napísane meno spisovateľa, rok a miesto narodenia a úmrtia a 5 diel, ktoré napísal.</text:span></text:p>
      <text:p text:style-name="P2"><text:span text:style-name="T2">V adresári Technika administratívy bude priečinok Cvičenia, v ktorom budú uložené tri súbory cvičenie1.doc, cvičenie2.txt a cvičenie3.xls.</text:span></text:p>
      <text:p text:style-name="P2"><text:span text:style-name="T2">V adresári Prax bude priečinok Cvičenia z praxe, v ktorom budú vytvorené odkazy (zástupcovia) na všetky tri súbory z priečinka Cvičenia.</text:span></text:p>
      <text:p text:style-name="P2"><text:span text:style-name="T2">V adresári Anglický jazyk bude uložený súbor s názvom Headway.jpg, čo je vlastne obrázok knihy Headway, ktorý nájdete na internete.</text:span></text:p>
      <text:p text:style-name="P2"><text:span text:style-name="T2">Adresár Informatika bude obsahovať dva súbory: vstupné_zariadenia.doc, výstupné_zariadenia.doc. Do každého súboru vymenujte po 5 zariadení, ktoré patria medzi vstupné a ktoré medzi výstupné zariadenia.</text:span></text:p>
      <text:p text:style-name="P3"/>
      <text:p text:style-name="P3"><text:bookmark text:name="_gjdgxs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51" meta:character-count="1105" meta:non-whitespace-character-count="960"/>
    <meta:generator>LibreOfficeDev/6.0.5.2$Linux_X86_64 LibreOffice_project/</meta:generator>
  </office:meta>
</office:document-meta>
</file>